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officeooo:rsid="0002411c"/>
    </style:style>
    <style:style style:name="T2" style:family="text">
      <style:text-properties officeooo:rsid="00056b0c"/>
    </style:style>
    <style:style style:name="T3" style:family="text">
      <style:text-properties fo:font-weight="normal" style:font-weight-asian="normal" style:font-weight-complex="normal"/>
    </style:style>
    <style:style style:name="T4" style:family="text">
      <style:text-properties fo:font-weight="normal" officeooo:rsid="00056b0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M1U4 - </text:span>Do you ever feel nervous or anxious about job interviews? We all know that this is a moment everyone will eventually have to face, but not everyone is ready for that.That's a fact. Worse than that is going for a job interview in another language, right? If we consider it challenging to express our feelings and explain our career path in our own language, it can be much more challenging doing that in another language. However, we can search for some tips on the internet and study about them to feel more confident before an interview, because If you manage to answer questions and communicate assertively, it can probably be decisive whether you're offered a job or get rejected. That's why our skills on communication are a very important part of our qualifications. You will definitely feel more confident if you get prepared beforehand, but searching for interview samples, expressions used in job interviews, questions usually asked in situations like these, etc without being prepared, won't make much of a difference because learning a language and how to express yourself in this target language takes time, study and dedication. For example, if you have a job interview in English next month and you have never studied English, how would you expect to perform well without previous preparation? That's why this sentence makes so much sense: “Luck is what happens when preparation meets opportunity.” If you want to take an opportunity, then you have to be prepared. And preparation takes time and commitment. People will probably call you lucky once you're very successful, but you, more than anyone, will know that your luck is called preparation!</text:p>
      <text:p text:style-name="P1">Did you know that learning a foreign language can help us to develop more mental abilities? That's right! Learning another language can improve our brain power and memory, besides helping you to improve your first language. Awesome, right? Even your native language benefits from learning a second one. But the benefits of learning a second language are not only perceived in your brain performance. Learning a second language will also increase your networking skills, besides connecting you with other people from other cultures. Isn't that great? At this point, let's be more specific and talk about the English language. Believe it or not, you will have more opportunities to connect with people you would never talk to if it wasn't for the new language. There are also some other points we should highlight about this. You will definitely have better career choices. Companies nowadays are looking for people who have a global profile. People who belong to the world with no boundaries. And how is that possible? Only if you speak a language that is democratic and is present everywhere. English will definitely play that role! Also, people who speak English will have the chance of being better paid. Salaries can be higher, so you can be paid from 15% to 30% more if you speak English. Communication in English will make your possibilities limitless.</text:p>
      <text:p text:style-name="Text_20_body"><text:span text:style-name="T4">M1U5 - </text:span><text:span text:style-name="T3">I know! It's so easy to feel depressed and unsatisfied with our work routine and all the pressure we have to face at work. It sometimes feels like we're climbing an Everest. During a time of negativity, even the small problems seem to be huge. But don't worry, you are not alone. Many people feel discouraged when all what they do is work, work and work. One excellent tip about it is to try to be positive, even when you don't feel like positivity is an ingredient you have to offer. It's also a great idea to look at the bright side of everything. Most of the things that we have and experience in life have a positive side, and 99% of things we worry about, never happen. Keep that in mind. You will see how wonderful it is to have positive attitude. </text:span>This ability can change your perspectives about everything and you will give a better impression as a person and professional as well. Other than that, the mood of people around you can be influenced, too. If you're positive, you will influence, if you're negative, you will also influence. Keeping a positive attitude can be a little difficult and you have to put some effort into that. However, it's totally possible. Try to remember <text:soft-page-break/>these two tips: everything has a good side and 99% of our fears don't happen. You'll see how easier it will be to live a more positive life.</text:p>
      <text:p text:style-name="P1">I graduated from the University of Washington in Seattle three years ago with a bachelor’s in Information Technology. I knew that I wanted to go into IT from day one that's why I chose a university with a strong technology program. My English degree is advanced, of course, after all, I graduated from an American university, but actually, I'm Mexican. While I was in school, I got a lot of hands-on projects and experiences from extracurriculars, too. I had many opportunities to do interships during graduation, which gave me a lot of experience. My academic journey gave me a lot of opportunities to meet people from all over the world, since there are a lot of foreign students in the University of Washington, and because of all this social and professional contact with people, I have developed very strong soft skil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04:28:46.092362507</meta:creation-date>
    <dc:date>2023-01-13T16:19:36.731302079</dc:date>
    <meta:editing-duration>PT40M9S</meta:editing-duration>
    <meta:editing-cycles>2</meta:editing-cycles>
    <meta:generator>LibreOffice/7.3.7.2$Linux_X86_64 LibreOffice_project/30$Build-2</meta:generator>
    <meta:document-statistic meta:table-count="0" meta:image-count="0" meta:object-count="0" meta:page-count="2" meta:paragraph-count="4" meta:word-count="889" meta:character-count="5186" meta:non-whitespace-character-count="4301"/>
  </office:meta>
</office:document-meta>
</file>